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6b4b" officeooo:paragraph-rsid="00026b4b"/>
    </style:style>
    <style:style style:name="P2" style:family="paragraph" style:parent-style-name="Standard">
      <style:text-properties officeooo:paragraph-rsid="00026b4b"/>
    </style:style>
    <style:style style:name="P3" style:family="paragraph" style:parent-style-name="Text_20_body">
      <style:text-properties officeooo:paragraph-rsid="00041d8a"/>
    </style:style>
    <style:style style:name="P4" style:family="paragraph" style:parent-style-name="Title">
      <style:text-properties officeooo:paragraph-rsid="00026b4b"/>
    </style:style>
    <style:style style:name="T1" style:family="text">
      <style:text-properties officeooo:rsid="00026b4b"/>
    </style:style>
    <style:style style:name="T2" style:family="text">
      <style:text-properties officeooo:rsid="00041d8a"/>
    </style:style>
    <style:style style:name="T3" style:family="text">
      <style:text-properties officeooo:rsid="00056ed7"/>
    </style:style>
    <style:style style:name="T4" style:family="text">
      <style:text-properties officeooo:rsid="000587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urso </text:p>
      <text:p text:style-name="P4">R e R<text:span text:style-name="T1">s</text:span>tudio</text:p>
      <text:p text:style-name="Standard"/>
      <text:h text:style-name="Heading_20_2" text:outline-level="2">Instalação de <text:span text:style-name="T1">R e </text:span>Rstudio</text:h>
      <text:p text:style-name="Standard"/>
      <text:p text:style-name="P1">Acessar </text:p>
      <text:p text:style-name="P2"><text:a xlink:type="simple" xlink:href="https://posit.co/download/rstudio-desktop/" text:style-name="Internet_20_link" text:visited-style-name="Visited_20_Internet_20_Link">https://posit.co/download/rstudio-desktop/</text:a></text:p>
      <text:p text:style-name="P2"/>
      <text:p text:style-name="P2"><text:span text:style-name="T1">instalar conforme oferecido no site os itens 1: Install R e 2: Install Rstudio. Observar a versão do Rstudio: no notebook Lenovo rodou com a versão </text:span>Ubuntu 18+/Debian 10+ .</text:p>
      <text:p text:style-name="Standard"/>
      <text:h text:style-name="Heading_20_2" text:outline-level="2">Material de Apoio</text:h>
      <text:p text:style-name="Standard">https://intro2r.com/</text:p>
      <text:p text:style-name="Standard"/>
      <text:p text:style-name="Standard">file:///home/edgard/Downloads/apostila_introducao_ao_r_-_ritter_they_and_konzen.pdf</text:p>
      <text:p text:style-name="Standard"/>
      <text:p text:style-name="Standard">https://bookdown.org/yihui/rmarkdown/</text:p>
      <text:p text:style-name="Standard"/>
      <text:p text:style-name="Standard"/>
      <text:h text:style-name="Heading_20_2" text:outline-level="2">Estudando</text:h>
      <text:h text:style-name="Heading_20_3" text:outline-level="3">Iniciando</text:h>
      <text:p text:style-name="P3"><text:span text:style-name="T2">Leitura do </text:span><text:a xlink:type="simple" xlink:href="https://intro2r.com/" text:style-name="Internet_20_link" text:visited-style-name="Visited_20_Internet_20_Link"><text:span text:style-name="T3">livro</text:span></text:a> <text:span text:style-name="T4">foi realizada até o item 1.12, onde passamos para o estudar o git.</text:span>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1T18:44:48.276816875</meta:creation-date>
    <meta:generator>LibreOffice/6.4.7.2$Linux_X86_64 LibreOffice_project/40$Build-2</meta:generator>
    <dc:date>2023-04-21T19:36:46.045604849</dc:date>
    <meta:editing-duration>PT9M57S</meta:editing-duration>
    <meta:editing-cycles>2</meta:editing-cycles>
    <meta:document-statistic meta:table-count="0" meta:image-count="0" meta:object-count="0" meta:page-count="1" meta:paragraph-count="13" meta:word-count="65" meta:character-count="521" meta:non-whitespace-character-count="467"/>
  </office:meta>
</office:document-meta>
</file>